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hitney" svg:font-family="Whitney, 'Helvetica Neue', Helvetica, Arial, sans-serif"/>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04ef07" officeooo:paragraph-rsid="0004ef07"/>
    </style:style>
    <style:style style:name="P2" style:family="paragraph" style:parent-style-name="Standard">
      <style:text-properties fo:font-weight="bold" officeooo:rsid="0004ef07" officeooo:paragraph-rsid="0004ef07" style:font-weight-asian="bold" style:font-weight-complex="bold"/>
    </style:style>
    <style:style style:name="P3" style:family="paragraph" style:parent-style-name="Standard">
      <style:text-properties fo:font-weight="bold" officeooo:rsid="0004ef07" officeooo:paragraph-rsid="0004ef07" fo:background-color="transparent" style:font-weight-asian="bold" style:font-weight-complex="bold"/>
    </style:style>
    <style:style style:name="P4" style:family="paragraph" style:parent-style-name="Standard">
      <style:paragraph-properties fo:line-height="150%"/>
      <style:text-properties fo:font-weight="normal" officeooo:rsid="0004ef07" officeooo:paragraph-rsid="00061de5" style:font-weight-asian="normal" style:font-weight-complex="normal"/>
    </style:style>
    <style:style style:name="P5" style:family="paragraph" style:parent-style-name="Standard">
      <style:paragraph-properties fo:line-height="150%"/>
      <style:text-properties fo:font-weight="normal" officeooo:rsid="0004ef07" officeooo:paragraph-rsid="00068f2a" style:font-weight-asian="normal" style:font-weight-complex="normal"/>
    </style:style>
    <style:style style:name="P6" style:family="paragraph" style:parent-style-name="Standard">
      <style:paragraph-properties fo:line-height="150%"/>
      <style:text-properties fo:font-weight="normal" officeooo:rsid="0004ef07" officeooo:paragraph-rsid="00061de5" fo:background-color="transparent" style:font-weight-asian="normal" style:font-weight-complex="normal"/>
    </style:style>
    <style:style style:name="P7" style:family="paragraph" style:parent-style-name="Standard">
      <style:paragraph-properties fo:line-height="150%"/>
      <style:text-properties fo:font-weight="normal" officeooo:rsid="0004ef07" officeooo:paragraph-rsid="0007fce4" fo:background-color="transparent" style:font-weight-asian="normal" style:font-weight-complex="normal"/>
    </style:style>
    <style:style style:name="P8" style:family="paragraph" style:parent-style-name="Standard">
      <style:text-properties style:font-name="Arial1" fo:font-weight="normal" officeooo:rsid="0004ef07" officeooo:paragraph-rsid="0004ef07" fo:background-color="transparent" style:font-weight-asian="normal" style:font-weight-complex="normal"/>
    </style:style>
    <style:style style:name="P9" style:family="paragraph" style:parent-style-name="Standard" style:master-page-name="Standard">
      <style:paragraph-properties style:page-number="auto"/>
      <style:text-properties officeooo:paragraph-rsid="0004ef07"/>
    </style:style>
    <style:style style:name="T1" style:family="text">
      <style:text-properties fo:font-weight="bold" style:font-weight-asian="bold"/>
    </style:style>
    <style:style style:name="T2" style:family="text">
      <style:text-properties fo:background-color="#00ff00"/>
    </style:style>
    <style:style style:name="T3" style:family="text">
      <style:text-properties style:text-line-through-style="solid" style:text-line-through-type="single" style:text-underline-style="none"/>
    </style:style>
    <style:style style:name="T4" style:family="text">
      <style:text-properties style:font-name="Arial" style:font-name-complex="Arial2"/>
    </style:style>
    <style:style style:name="T5" style:family="text">
      <style:text-properties style:font-name="Arial" officeooo:rsid="000f2e41" style:font-name-complex="Arial2"/>
    </style:style>
    <style:style style:name="T6" style:family="text">
      <style:text-properties style:font-name="Arial" officeooo:rsid="00061de5" style:font-name-complex="Arial2"/>
    </style:style>
    <style:style style:name="T7" style:family="text">
      <style:text-properties style:font-name="Arial" officeooo:rsid="00068f2a" style:font-name-complex="Arial2"/>
    </style:style>
    <style:style style:name="T8" style:family="text">
      <style:text-properties style:font-name="Arial" officeooo:rsid="00073f7f" style:font-name-complex="Arial2"/>
    </style:style>
    <style:style style:name="T9" style:family="text">
      <style:text-properties style:font-name="Arial" officeooo:rsid="0007fce4" style:font-name-complex="Arial2"/>
    </style:style>
    <style:style style:name="T10" style:family="text">
      <style:text-properties style:font-name="Arial" officeooo:rsid="000f2e41" fo:background-color="transparent" loext:char-shading-value="0" style:font-name-complex="Arial2"/>
    </style:style>
    <style:style style:name="T11" style:family="text">
      <style:text-properties style:font-name="Arial" fo:background-color="#ce181e" loext:char-shading-value="0" style:font-name-complex="Arial2"/>
    </style:style>
    <style:style style:name="T12" style:family="text">
      <style:text-properties style:font-name="Arial1" style:font-name-complex="Arial2"/>
    </style:style>
    <style:style style:name="T13" style:family="text">
      <style:text-properties style:font-name="Arial1" officeooo:rsid="00061de5" style:font-name-complex="Arial2"/>
    </style:style>
    <style:style style:name="T14" style:family="text">
      <style:text-properties fo:color="#000000" style:font-name="Arial" fo:background-color="#ffff00" loext:char-shading-value="0" style:font-name-complex="Arial2"/>
    </style:style>
    <style:style style:name="T15" style:family="text">
      <style:text-properties fo:font-variant="normal" fo:text-transform="none" fo:color="#dcddde" style:font-name="Whitney" fo:font-size="11.25pt" fo:letter-spacing="normal" fo:font-style="normal" officeooo:rsid="000f2e41" style:font-name-complex="Arial2"/>
    </style:style>
    <style:style style:name="T16" style:family="text">
      <style:text-properties fo:font-variant="normal" fo:text-transform="none" fo:color="#dcddde" fo:font-size="11.25pt" fo:letter-spacing="normal" fo:font-style="normal"/>
    </style:style>
    <style:style style:name="T17" style:family="text">
      <style:text-properties fo:font-variant="normal" fo:text-transform="none" fo:font-size="11.25pt" fo:letter-spacing="normal" fo:font-style="normal"/>
    </style:style>
    <style:style style:name="T18" style:family="text">
      <style:text-properties fo:font-variant="normal" fo:text-transform="none" fo:font-size="11.25pt" fo:letter-spacing="normal" fo:font-style="normal" officeooo:rsid="0007fce4"/>
    </style:style>
    <style:style style:name="T19" style:family="text">
      <style:text-properties fo:font-variant="normal" fo:text-transform="none" fo:color="#000000" style:font-name="Arial" fo:font-size="11.25pt" fo:letter-spacing="normal" fo:font-style="normal" officeooo:rsid="000f2e41" style:font-name-complex="Arial2"/>
    </style:style>
    <style:style style:name="T20" style:family="text">
      <style:text-properties fo:font-variant="normal" fo:text-transform="none" fo:color="#000000" style:font-name="Arial" fo:font-size="11.25pt" fo:letter-spacing="normal" fo:font-style="normal" officeooo:rsid="0007fce4" style:font-name-complex="Arial2"/>
    </style:style>
    <style:style style:name="T21" style:family="text">
      <style:text-properties fo:font-size="14pt" fo:font-weight="bold" officeooo:rsid="0004ef07" style:font-size-asian="14pt" style:font-weight-asian="bold"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1">Kommentar Zusammenfassung</text:span></text:p>
      <text:p text:style-name="P4"><text:span text:style-name="T12">Dass der Soldat am Weinen ist, könnte an seiner Kriegsverletzung am Arm liegen. Wenn man die Technik beachtet, mit welcher der Arm verbunden wurde, kann man von einem Armbruch ausgehen. Wir denken, dass </text:span><text:span text:style-name="T13">der Soldat unter einem Kriegstrauma leidet, da er seine physische Verletzung kaum beachtet. </text:span><text:span text:style-name="T4">Dies könnte entweder durch den Anblick seines Kameraden ausgelöst worden sein, welchem ein Verband über den </text:span><text:span text:style-name="T11">halben</text:span><text:span text:style-name="T14">,</text:span><text:span text:style-name="T11"> oberen</text:span><text:span text:style-name="T4"> Kopf gewickelt wurde, oder daran, dass er während dem Einsatz einen guten Kollegen verloren hat. </text:span><text:span text:style-name="T7">Er</text:span><text:span text:style-name="T5"> kann im Vergleich zu seinem Kollegen je nach dem wieder in den Kampf ziehen, wenn es sich bei ihm nur um einen Bruch handelt. </text:span><text:span text:style-name="T7">Wird bei ihm jedoch eine psychische Krankheit festgestellt</text:span><text:span text:style-name="T5">, könnte dies auch das Ende seiner Karriere bedeuten. Es ist von Mensch zu Mensch unterschiedlich, wie man mit so einem Erlebnis umgeht.</text:span></text:p>
      <text:p text:style-name="P5"><text:span text:style-name="T5">Der Soldat, welcher bandagiert wurde, versucht seine Bandage hoch zu heben. Daraus lässt sich schliessen, dass er überprüfen will, ob seine Sehfähigkeiten durch die Verletzung beeinträchtigt wurde. Falls es sich um eine Erblindung handelt, ist dass nicht nur eine physische Verletzung, sondern könnte durchaus noch zu einer psychischen Erkrankung führen, wie zum Beispiel einer Depression, </text:span><text:span text:style-name="T8">da so etwas für den Soldaten eine enorme Lebensumstellung wäre.</text:span><text:span text:style-name="T5"> </text:span><text:span text:style-name="T7">Dies ist eine typische Krankheit des Golfkriegssyndroms. </text:span></text:p>
      <text:p text:style-name="P4"><text:span text:style-name="T5">Was noch zu beachten ist, ist das sogenannte Kriegszittern, welches sich beim Soldaten bilden kann. Diese Krankheit bewirkt, dass man keine Waffen halten kann, Angst vor verschiedenen Gegenständen hat oder auch dass man nicht mehr richtig stehen kann. Bekannt wurde diese Krankheit im ersten Weltkrieg. Jedoch trat diese </text:span><text:span text:style-name="T8">auch </text:span><text:span text:style-name="T5">bei verschiedensten Golfkriegsveteranen auf. Somit könnten beide Soldaten an dieser Krankheit leiden. </text:span><text:span text:style-name="T10">Oftmals hängt die Auswirkung der Krankheit damit zusammen, was die Soldaten im Krieg erlebt haben, in welchen Situationen sie standen und wie sie gegebenenfalls verletzt wurden. Laut Berichten aus dem ersten Weltkrieg wurden viele Soldaten bei einer Explosion ruckartig in ein Trauma hineingezogen. Der Einschlag einer Granate war oftmals der Auslöser der Krankheit. Dabei wurde der Soldat oftmals nicht einmal verletzt. </text:span></text:p>
      <text:p text:style-name="P6"><text:span text:style-name="T5">Erklärt wurde das Phänomen mit der Tatsache, dass bei einer solchen Explosion der Körper ruckartig Entscheidungen fällen muss. Da er aber weder angreifen noch fliehen konnte, sondern die Gefahr einfach ausharren musste, löste dies eine Art Trauma in den Köpfen der Beteiligten aus. </text:span></text:p>
      <text:p text:style-name="P7"><text:span text:style-name="T19">Der Soldat, welcher einen Helm </text:span><text:span text:style-name="T20">mit </text:span><text:span text:style-name="T19">Kopfhörer und Mikrofon trägt</text:span><text:span text:style-name="T5"> </text:span><text:span text:style-name="T9">und somit </text:span><text:span text:style-name="T5">wahrscheinlich mit dem Piloten in Verbindung steht, sieht nicht danach aus, als hätte er psychische oder physische Schäden abbekommen. Man kann an seinem </text:span><text:span text:style-name="T8">ernsten</text:span><text:span text:style-name="T5"> Blick und Konzentration daraus schliessen, dass dies nicht sein erster Einsatz ist und er somit schon einiges </text:span><text:soft-page-break/><text:span text:style-name="T5">durchgemacht hat. Er ist wahrscheinlich </text:span><text:span text:style-name="T6">verantwortlich</text:span><text:span text:style-name="T5"> dafür, verletzte Soldaten aus dem Gebiet </text:span><text:span text:style-name="T8">abzuholen</text:span><text:span text:style-name="T5"> und in die Basis zurück zu bringen.</text:span></text:p>
      <text:p text:style-name="P6"><text:span text:style-name="T5"/></text:p>
      <text:p text:style-name="P8"/>
      <text:p text:style-name="P3"/>
      <text:p text:style-name="P2"/>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hitney" svg:font-family="Whitney, 'Helvetica Neue', Helvetica, Arial, sans-serif"/>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CH"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ering Fabian, FD/ICT/FIS/FISU/LER</meta:initial-creator>
    <meta:editing-cycles>3</meta:editing-cycles>
    <meta:creation-date>2018-11-17T12:01:00</meta:creation-date>
    <dc:date>2018-11-18T20:09:28.869000000</dc:date>
    <meta:editing-duration>PT12M59S</meta:editing-duration>
    <meta:generator>LibreOffice/6.1.3.2$Windows_X86_64 LibreOffice_project/86daf60bf00efa86ad547e59e09d6bb77c699acb</meta:generator>
    <meta:document-statistic meta:table-count="0" meta:image-count="0" meta:object-count="0" meta:page-count="2" meta:paragraph-count="6" meta:word-count="446" meta:character-count="2992" meta:non-whitespace-character-count="2549"/>
    <meta:user-defined meta:name="AppVersion">16.0000</meta:user-defined>
    <meta:user-defined meta:name="Company">BKW Energie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